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800000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svg:stroke-color="#800080" draw:fill="solid" draw:fill-color="#800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800000" draw:fill="none" fo:min-height="0.561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ffffff" draw:fill="solid" draw:fill-color="#333366" draw:textarea-horizontal-align="justify" draw:textarea-vertical-align="middle" draw:auto-grow-height="false"/>
    </style:style>
    <style:style style:name="gr12" style:family="graphic" style:parent-style-name="standard">
      <style:graphic-properties svg:stroke-width="0.3cm" svg:stroke-color="#333366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3" style:family="graphic" style:parent-style-name="standard">
      <style:graphic-properties draw:stroke="none" draw:fill="hatch" draw:fill-color="#ff9966" draw:fill-hatch-name="Red_20_Crossed_20_45_20_Degrees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family="Courier" style:font-family-generic="swiss" style:font-pitch="variable" fo:font-size="14pt"/>
    </style:style>
    <style:style style:name="P6" style:family="paragraph">
      <style:text-properties fo:color="#000000" fo:font-family="Courier" style:font-family-generic="swiss" style:font-pitch="variable" fo:font-size="14pt"/>
    </style:style>
    <style:style style:name="P7" style:family="paragraph">
      <style:text-properties fo:color="#000000" fo:font-size="14pt"/>
    </style:style>
    <style:style style:name="P8" style:family="paragraph">
      <style:paragraph-properties fo:margin-left="0cm" fo:margin-right="0cm" fo:text-align="center" fo:text-indent="0cm"/>
      <style:text-properties fo:color="#ffffff" fo:font-family="'Arial Black'" style:font-family-generic="swiss" style:font-pitch="variable" fo:font-weight="bold"/>
    </style:style>
    <style:style style:name="P9" style:family="paragraph">
      <style:text-properties fo:color="#800000" fo:font-family="Courier" style:font-family-generic="swiss" style:font-pitch="variable" fo:font-size="14pt"/>
    </style:style>
    <style:style style:name="P10" style:family="paragraph">
      <style:paragraph-properties fo:margin-left="0cm" fo:margin-right="0cm" fo:text-indent="0cm">
        <style:tab-stops>
          <style:tab-stop style:position="2.841cm"/>
        </style:tab-stops>
      </style:paragraph-properties>
    </style:style>
    <style:style style:name="P11" style:family="paragraph">
      <style:paragraph-properties fo:margin-left="0cm" fo:margin-right="0cm" fo:text-indent="0cm"/>
      <style:text-properties fo:font-size="14pt"/>
    </style:style>
    <style:style style:name="P12" style:family="paragraph">
      <style:paragraph-properties fo:margin-left="0cm" fo:margin-right="0cm" fo:text-indent="0cm"/>
      <style:text-properties fo:font-family="Courier" style:font-family-generic="swiss" style:font-pitch="variable" fo:font-size="14pt"/>
    </style:style>
    <style:style style:name="P13" style:family="paragraph">
      <style:paragraph-properties fo:margin-left="0cm" fo:margin-right="0cm" fo:text-indent="0cm"/>
      <style:text-properties fo:color="#000000" fo:font-family="Courier" style:font-family-generic="swiss" style:font-pitch="variable" fo:font-size="14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cm" fo:margin-right="0cm" fo:text-indent="0cm"/>
      <style:text-properties fo:color="#000000" fo:font-size="14pt"/>
    </style:style>
    <style:style style:name="P16" style:family="paragraph">
      <style:paragraph-properties fo:margin-left="0cm" fo:margin-right="0cm" fo:text-indent="0cm"/>
      <style:text-properties fo:color="#800000" fo:font-family="Courier" style:font-family-generic="swiss" style:font-pitch="variable" fo:font-size="14pt"/>
    </style:style>
    <style:style style:name="P17" style:family="paragraph">
      <style:paragraph-properties fo:margin-left="0cm" fo:margin-right="0cm" fo:text-align="center" fo:text-indent="0cm"/>
      <style:text-properties fo:font-size="18pt"/>
    </style:style>
    <style:style style:name="P18" style:family="paragraph">
      <style:paragraph-properties fo:margin-left="0cm" fo:margin-right="0cm" fo:text-align="center" fo:text-indent="0cm"/>
      <style:text-properties fo:color="#ffffff" fo:font-family="'Arial Black'" style:font-family-generic="swiss" style:font-pitch="variable" fo:font-size="18pt" fo:font-weight="bold"/>
    </style:style>
    <style:style style:name="T1" style:family="text">
      <style:text-properties fo:font-family="Courier" style:font-family-generic="swiss" style:font-pitch="variable" fo:font-size="16pt" fo:font-weight="bold"/>
    </style:style>
    <style:style style:name="T2" style:family="text">
      <style:text-properties fo:font-size="14pt"/>
    </style:style>
    <style:style style:name="T3" style:family="text">
      <style:text-properties fo:font-family="Courier" style:font-family-generic="swiss" style:font-pitch="variable" fo:font-weight="bold"/>
    </style:style>
    <style:style style:name="T4" style:family="text">
      <style:text-properties fo:font-family="Courier" style:font-family-generic="swiss" style:font-pitch="variable" fo:font-size="14pt"/>
    </style:style>
    <style:style style:name="T5" style:family="text">
      <style:text-properties fo:color="#000000" fo:font-family="Courier" style:font-family-generic="swiss" style:font-pitch="variable" fo:font-size="14pt"/>
    </style:style>
    <style:style style:name="T6" style:family="text">
      <style:text-properties fo:color="#000000" fo:font-size="14pt"/>
    </style:style>
    <style:style style:name="T7" style:family="text">
      <style:text-properties fo:color="#ffffff" fo:font-family="'Arial Black'" style:font-family-generic="swiss" style:font-pitch="variable" fo:font-weight="bold"/>
    </style:style>
    <style:style style:name="T8" style:family="text">
      <style:text-properties fo:color="#800000" fo:font-family="Arial" style:font-family-generic="swiss" style:font-pitch="variable" fo:font-size="14pt"/>
    </style:style>
    <style:style style:name="T9" style:family="text">
      <style:text-properties fo:color="#800000" fo:font-family="Courier" style:font-family-generic="swiss" style:font-pitch="variable" fo:font-size="14pt"/>
    </style:style>
    <style:style style:name="T10" style:family="text">
      <style:text-properties fo:font-family="Arial" style:font-family-generic="swiss" style:font-pitch="variable" fo:font-size="14pt"/>
    </style:style>
    <style:style style:name="T1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ample Topology" draw:style-name="dp1" draw:master-page-name="Standard">
        <office:forms form:automatic-focus="false" form:apply-design-mode="false"/>
        <draw:custom-shape draw:style-name="gr1" draw:text-style-name="P1" draw:layer="layout" svg:width="6cm" svg:height="7cm" svg:x="22.25cm" svg:y="18.847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25cm" svg:height="8.903cm" svg:x="12.75cm" svg:y="18.847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cm" svg:height="6.45cm" svg:x="12cm" svg:y="12.147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5cm" svg:height="9.403cm" svg:x="1cm" svg:y="12.097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cm" svg:height="6cm" svg:x="1cm" svg:y="5.847cm">
          <text:p text:style-name="P3"/>
          <draw:enhanced-geometry svg:viewBox="0 0 21600 21600" draw:type="rectangle" draw:enhanced-path="M 0 0 L 21600 0 21600 21600 0 21600 0 0 Z N"/>
        </draw:custom-shape>
        <draw:g draw:id="id3">
          <draw:custom-shape draw:style-name="gr2" draw:text-style-name="P2" draw:layer="layout" svg:width="3.75cm" svg:height="1.75cm" svg:x="2.5cm" svg:y="8.847cm">
            <text:p text:style-name="P2">PCIe Device</text:p>
            <text:p text:style-name="P2"><text:span text:style-name="T1">send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3.75cm" svg:y="8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6.5cm" svg:height="3.25cm" svg:x="10.684cm" svg:y="3.047cm">
            <text:p text:style-name="P2">Root Complex</text:p>
            <text:p text:style-name="P2"><text:span text:style-name="T1">rootComplex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25cm" svg:height="0.5cm" svg:x="12.784cm" svg:y="6.0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25cm" svg:height="0.5cm" svg:x="13.234cm" svg:y="2.7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4" draw:layer="layout" svg:width="9.566cm" svg:height="0.81cm" svg:x="9.434cm" svg:y="2.097cm">
            <draw:text-box>
              <text:p text:style-name="P3"><text:span text:style-name="T2">Proprietary connection to CPU / Software</text:span></text:p>
            </draw:text-box>
          </draw:frame>
        </draw:g>
        <draw:g draw:id="id6">
          <draw:custom-shape draw:style-name="gr2" draw:text-style-name="P2" draw:layer="layout" svg:width="5cm" svg:height="2.75cm" svg:x="18.5cm" svg:y="10.097cm">
            <text:p text:style-name="P2">Switch</text:p>
            <text:p text:style-name="P2"><text:span text:style-name="T3">router2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19.85cm" svg:y="12.59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20.35cm" svg:y="9.8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5">
          <draw:custom-shape draw:style-name="gr2" draw:text-style-name="P2" draw:layer="layout" svg:width="5cm" svg:height="2.75cm" svg:x="16.75cm" svg:y="16.847cm">
            <text:p text:style-name="P2">Switch</text:p>
            <text:p text:style-name="P2"><text:span text:style-name="T3">router3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18.1cm" svg:y="19.3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8.6cm" svg:y="16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7">
          <draw:custom-shape draw:style-name="gr2" draw:text-style-name="P2" draw:layer="layout" svg:width="5cm" svg:height="2.75cm" svg:x="23cm" svg:y="16.847cm">
            <text:p text:style-name="P2">Switch</text:p>
            <text:p text:style-name="P2"><text:span text:style-name="T3">router4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24.35cm" svg:y="19.3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24.85cm" svg:y="16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custom-shape draw:style-name="gr2" draw:text-style-name="P2" draw:layer="layout" svg:width="5cm" svg:height="2.75cm" svg:x="7cm" svg:y="10.097cm">
            <text:p text:style-name="P2">Switch</text:p>
            <text:p text:style-name="P2"><text:span text:style-name="T3">router1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8.35cm" svg:y="12.59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8.85cm" svg:y="9.8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custom-shape draw:style-name="gr2" draw:text-style-name="P2" draw:layer="layout" svg:width="3.75cm" svg:height="1.75cm" svg:x="12.25cm" svg:y="15.597cm">
            <text:p text:style-name="P2">PCIe Device</text:p>
            <text:p text:style-name="P2"><text:span text:style-name="T1">recv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3.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">
          <draw:custom-shape draw:style-name="gr2" draw:text-style-name="P2" draw:layer="layout" svg:width="3.75cm" svg:height="1.75cm" svg:x="7.6cm" svg:y="15.597cm">
            <text:p text:style-name="P2">PCIe Device</text:p>
            <text:p text:style-name="P2"><text:span text:style-name="T1">recv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8.8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8">
          <draw:custom-shape draw:style-name="gr2" draw:text-style-name="P2" draw:layer="layout" svg:width="3.75cm" svg:height="1.75cm" svg:x="2.6cm" svg:y="15.597cm">
            <text:p text:style-name="P2">PCIe Device</text:p>
            <text:p text:style-name="P2"><text:span text:style-name="T1">send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3.8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1">
          <draw:custom-shape draw:style-name="gr2" draw:text-style-name="P2" draw:layer="layout" svg:width="3.75cm" svg:height="1.75cm" svg:x="23.632cm" svg:y="22.847cm">
            <text:p text:style-name="P2">PCIe Device</text:p>
            <text:p text:style-name="P2"><text:span text:style-name="T1">send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24.882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0">
          <draw:custom-shape draw:style-name="gr2" draw:text-style-name="P2" draw:layer="layout" svg:width="3.75cm" svg:height="1.75cm" svg:x="17.718cm" svg:y="22.847cm">
            <text:p text:style-name="P2">PCIe Device</text:p>
            <text:p text:style-name="P2"><text:span text:style-name="T1">recv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8.968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9">
          <draw:custom-shape draw:style-name="gr2" draw:text-style-name="P2" draw:layer="layout" svg:width="3.75cm" svg:height="1.75cm" svg:x="13.25cm" svg:y="22.847cm">
            <text:p text:style-name="P2">PCIe Device</text:p>
            <text:p text:style-name="P2"><text:span text:style-name="T1">recv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4.5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9.475cm" svg:y1="15.347cm" svg:x2="9.5cm" svg:y2="13.097cm" draw:start-shape="id1" draw:start-glue-point="0" draw:end-shape="id2" draw:end-glue-point="2">
          <text:p text:style-name="P3"/>
        </draw:connector>
        <draw:connector draw:style-name="gr7" draw:text-style-name="P1" draw:layer="layout" svg:x1="4.375cm" svg:y1="8.597cm" svg:x2="13.1cm" svg:y2="6.59cm" draw:start-shape="id3" draw:start-glue-point="0">
          <text:p text:style-name="P3"/>
        </draw:connector>
        <draw:connector draw:style-name="gr8" draw:text-style-name="P1" draw:layer="layout" svg:x1="14.125cm" svg:y1="15.347cm" svg:x2="20.166cm" svg:y2="13.14cm" draw:start-shape="id4" draw:start-glue-point="0">
          <text:p text:style-name="P3"/>
        </draw:connector>
        <draw:connector draw:style-name="gr8" draw:text-style-name="P1" draw:layer="layout" svg:x1="19.25cm" svg:y1="16.597cm" svg:x2="21cm" svg:y2="13.097cm" draw:start-shape="id5" draw:start-glue-point="0" draw:end-shape="id6" draw:end-glue-point="2">
          <text:p text:style-name="P3"/>
        </draw:connector>
        <draw:connector draw:style-name="gr8" draw:text-style-name="P1" draw:layer="layout" svg:x1="25.5cm" svg:y1="16.597cm" svg:x2="21.618cm" svg:y2="13.14cm" draw:start-shape="id7" draw:start-glue-point="0">
          <text:p text:style-name="P3"/>
        </draw:connector>
        <draw:connector draw:style-name="gr8" draw:text-style-name="P1" draw:layer="layout" svg:x1="4.475cm" svg:y1="15.347cm" svg:x2="8.68cm" svg:y2="13.108cm" draw:start-shape="id8" draw:start-glue-point="0">
          <text:p text:style-name="P3"/>
        </draw:connector>
        <draw:connector draw:style-name="gr8" draw:text-style-name="P1" draw:layer="layout" svg:x1="9.5cm" svg:y1="9.847cm" svg:x2="13.939cm" svg:y2="6.59cm" draw:start-shape="id2" draw:start-glue-point="0">
          <text:p text:style-name="P3"/>
        </draw:connector>
        <draw:connector draw:style-name="gr8" draw:text-style-name="P1" draw:layer="layout" svg:x1="21cm" svg:y1="9.847cm" svg:x2="14.617cm" svg:y2="6.59cm" draw:start-shape="id6" draw:start-glue-point="0">
          <text:p text:style-name="P3"/>
        </draw:connector>
        <draw:connector draw:style-name="gr8" draw:text-style-name="P1" draw:layer="layout" svg:x1="15.125cm" svg:y1="22.597cm" svg:x2="18.488cm" svg:y2="19.884cm" draw:start-shape="id9" draw:start-glue-point="0">
          <text:p text:style-name="P3"/>
        </draw:connector>
        <draw:connector draw:style-name="gr8" draw:text-style-name="P1" draw:layer="layout" svg:x1="19.593cm" svg:y1="22.597cm" svg:x2="19.618cm" svg:y2="19.916cm" draw:start-shape="id10" draw:start-glue-point="0">
          <text:p text:style-name="P3"/>
        </draw:connector>
        <draw:connector draw:style-name="gr8" draw:text-style-name="P1" draw:layer="layout" svg:x1="25.507cm" svg:y1="22.597cm" svg:x2="25.5cm" svg:y2="19.847cm" draw:start-shape="id11" draw:start-glue-point="0" draw:end-shape="id7" draw:end-glue-point="2">
          <text:p text:style-name="P3"/>
        </draw:connector>
        <draw:frame draw:style-name="gr9" draw:text-style-name="P5" draw:layer="layout" svg:width="3.565cm" svg:height="1.351cm" svg:x="2.4cm" svg:y="17.347cm">
          <draw:text-box>
            <text:p text:style-name="P3"><text:span text:style-name="T4">b: 0x A200</text:span></text:p>
            <text:p text:style-name="P3"><text:span text:style-name="T4">h: 0x A2FF</text:span></text:p>
          </draw:text-box>
        </draw:frame>
        <draw:frame draw:style-name="gr9" draw:text-style-name="P5" draw:layer="layout" svg:width="3.565cm" svg:height="1.351cm" svg:x="7.4cm" svg:y="17.348cm">
          <draw:text-box>
            <text:p text:style-name="P3"><text:span text:style-name="T4">b: 0x B100</text:span></text:p>
            <text:p text:style-name="P3"><text:span text:style-name="T4">h: 0x B1FF</text:span></text:p>
          </draw:text-box>
        </draw:frame>
        <draw:frame draw:style-name="gr9" draw:text-style-name="P5" draw:layer="layout" svg:width="3.565cm" svg:height="1.351cm" svg:x="2.35cm" svg:y="10.597cm">
          <draw:text-box>
            <text:p text:style-name="P3"><text:span text:style-name="T4">b: 0x A100</text:span></text:p>
            <text:p text:style-name="P3"><text:span text:style-name="T4">h: 0x A1FF</text:span></text:p>
          </draw:text-box>
        </draw:frame>
        <draw:frame draw:style-name="gr9" draw:text-style-name="P5" draw:layer="layout" svg:width="3.565cm" svg:height="1.351cm" svg:x="12.042cm" svg:y="17.396cm">
          <draw:text-box>
            <text:p text:style-name="P3"><text:span text:style-name="T4">b: 0x B200</text:span></text:p>
            <text:p text:style-name="P3"><text:span text:style-name="T4">h: 0x B2FF</text:span></text:p>
          </draw:text-box>
        </draw:frame>
        <draw:frame draw:style-name="gr9" draw:text-style-name="P5" draw:layer="layout" svg:width="3.565cm" svg:height="1.351cm" svg:x="13.1cm" svg:y="24.647cm">
          <draw:text-box>
            <text:p text:style-name="P3"><text:span text:style-name="T4">b: 0x B300</text:span></text:p>
            <text:p text:style-name="P3"><text:span text:style-name="T4">h: 0x B3FF</text:span></text:p>
          </draw:text-box>
        </draw:frame>
        <draw:frame draw:style-name="gr9" draw:text-style-name="P5" draw:layer="layout" svg:width="3.565cm" svg:height="1.351cm" svg:x="17.6cm" svg:y="24.648cm">
          <draw:text-box>
            <text:p text:style-name="P3"><text:span text:style-name="T4">b: 0x B400</text:span></text:p>
            <text:p text:style-name="P3"><text:span text:style-name="T4">h: 0x B4FF</text:span></text:p>
          </draw:text-box>
        </draw:frame>
        <draw:frame draw:style-name="gr9" draw:text-style-name="P6" draw:layer="layout" svg:width="3.565cm" svg:height="1.351cm" svg:x="23.5cm" svg:y="24.649cm">
          <draw:text-box>
            <text:p text:style-name="P3"><text:span text:style-name="T5">b: 0x A300</text:span></text:p>
            <text:p text:style-name="P3"><text:span text:style-name="T5">h: 0x A3FF</text:span></text:p>
          </draw:text-box>
        </draw:frame>
        <draw:frame draw:style-name="gr9" draw:text-style-name="P4" draw:layer="layout" svg:width="2.642cm" svg:height="0.91cm" svg:x="4.3cm" svg:y="7.237cm">
          <draw:text-box>
            <text:p text:style-name="P3"><text:span text:style-name="T2">bus no. 1</text:span></text:p>
          </draw:text-box>
        </draw:frame>
        <draw:frame draw:style-name="gr10" draw:text-style-name="P3" draw:layer="layout" svg:width="2.642cm" svg:height="0.911cm" svg:x="9.426cm" svg:y="7.897cm">
          <draw:text-box>
            <text:p text:style-name="P3"><text:span text:style-name="T2">bus no. 2</text:span></text:p>
          </draw:text-box>
        </draw:frame>
        <draw:frame draw:style-name="gr10" draw:text-style-name="P3" draw:layer="layout" svg:width="2.642cm" svg:height="0.911cm" svg:x="7.54cm" svg:y="14.536cm">
          <draw:text-box>
            <text:p text:style-name="P3"><text:span text:style-name="T2">bus no. 6</text:span></text:p>
          </draw:text-box>
        </draw:frame>
        <draw:frame draw:style-name="gr9" draw:text-style-name="P4" draw:layer="layout" svg:width="2.642cm" svg:height="0.91cm" svg:x="4.3cm" svg:y="13.897cm">
          <draw:text-box>
            <text:p text:style-name="P3"><text:span text:style-name="T2">bus no. 5</text:span></text:p>
          </draw:text-box>
        </draw:frame>
        <draw:frame draw:style-name="gr9" draw:text-style-name="P4" draw:layer="layout" svg:width="2.918cm" svg:height="0.91cm" svg:x="14.6cm" svg:y="20.147cm">
          <draw:text-box>
            <text:p text:style-name="P3"><text:span text:style-name="T2">bus no. 12</text:span></text:p>
          </draw:text-box>
        </draw:frame>
        <draw:frame draw:style-name="gr9" draw:text-style-name="P7" draw:layer="layout" svg:width="2.918cm" svg:height="0.91cm" svg:x="23.558cm" svg:y="21.187cm">
          <draw:text-box>
            <text:p text:style-name="P3"><text:span text:style-name="T6">bus no. 15</text:span></text:p>
          </draw:text-box>
        </draw:frame>
        <draw:frame draw:style-name="gr9" draw:text-style-name="P4" draw:layer="layout" svg:width="2.642cm" svg:height="0.91cm" svg:x="14cm" svg:y="13.937cm">
          <draw:text-box>
            <text:p text:style-name="P3"><text:span text:style-name="T2">bus no. 8</text:span></text:p>
          </draw:text-box>
        </draw:frame>
        <draw:frame draw:style-name="gr10" draw:text-style-name="P3" draw:layer="layout" svg:width="2.974cm" svg:height="0.911cm" svg:x="22.626cm" svg:y="14.486cm">
          <draw:text-box>
            <text:p text:style-name="P3"><text:span text:style-name="T2">bus no. 10</text:span></text:p>
          </draw:text-box>
        </draw:frame>
        <draw:frame draw:style-name="gr9" draw:text-style-name="P5" draw:layer="layout" svg:width="3.565cm" svg:height="1.351cm" svg:x="7.4cm" svg:y="18.449cm">
          <draw:text-box>
            <text:p text:style-name="P3"><text:span text:style-name="T4">b: 0x D100</text:span></text:p>
            <text:p text:style-name="P3"><text:span text:style-name="T4">h: 0x D1FF</text:span></text:p>
          </draw:text-box>
        </draw:frame>
        <draw:frame draw:style-name="gr10" draw:text-style-name="P3" draw:layer="layout" svg:width="2.642cm" svg:height="0.911cm" svg:x="18.45cm" svg:y="7.886cm">
          <draw:text-box>
            <text:p text:style-name="P3"><text:span text:style-name="T2">bus no. 3</text:span></text:p>
          </draw:text-box>
        </draw:frame>
        <draw:frame draw:style-name="gr10" draw:text-style-name="P3" draw:layer="layout" svg:width="2.924cm" svg:height="0.911cm" svg:x="17.576cm" svg:y="21.247cm">
          <draw:text-box>
            <text:p text:style-name="P3"><text:span text:style-name="T2">bus no. 13</text:span></text:p>
          </draw:text-box>
        </draw:frame>
        <draw:frame draw:style-name="gr10" draw:text-style-name="P3" draw:layer="layout" svg:width="2.642cm" svg:height="0.911cm" svg:x="19.308cm" svg:y="14.947cm">
          <draw:text-box>
            <text:p text:style-name="P3"><text:span text:style-name="T2">bus no. 9</text:span></text:p>
          </draw:text-box>
        </draw:frame>
        <draw:custom-shape draw:style-name="gr11" draw:text-style-name="P8" draw:layer="layout" svg:width="27.7cm" svg:height="1.5cm" svg:x="1cm" svg:y="0.5cm">
          <text:p text:style-name="P2"><text:span text:style-name="T7">Example Topology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968cm" svg:height="1.91cm" svg:x="7.401cm" svg:y="19.55cm">
          <draw:text-box>
            <text:p text:style-name="P3"><text:span text:style-name="T8">IO addr. space:</text:span></text:p>
            <text:p text:style-name="P3"><text:span text:style-name="T9"><text:s/></text:span><text:span text:style-name="T9">b: 0x B050</text:span></text:p>
            <text:p text:style-name="P3"><text:span text:style-name="T9"><text:s/></text:span><text:span text:style-name="T9">h: 0x B250</text:span></text:p>
          </draw:text-box>
        </draw:frame>
        <draw:frame draw:style-name="gr9" draw:text-style-name="P9" draw:layer="layout" svg:width="3.968cm" svg:height="1.91cm" svg:x="13.082cm" svg:y="25.8cm">
          <draw:text-box>
            <text:p text:style-name="P3"><text:span text:style-name="T8">IO addr. space:</text:span></text:p>
            <text:p text:style-name="P3"><text:span text:style-name="T9"><text:s/></text:span><text:span text:style-name="T9">b: 0x B300</text:span></text:p>
            <text:p text:style-name="P3"><text:span text:style-name="T9"><text:s/></text:span><text:span text:style-name="T9">h: 0x B3FF</text:span></text:p>
          </draw:text-box>
        </draw:frame>
        <draw:frame draw:style-name="gr9" draw:text-style-name="P9" draw:layer="layout" svg:width="3.968cm" svg:height="1.91cm" svg:x="17.582cm" svg:y="25.8cm">
          <draw:text-box>
            <text:p text:style-name="P3"><text:span text:style-name="T8">IO addr. space:</text:span></text:p>
            <text:p text:style-name="P3"><text:span text:style-name="T9"><text:s/></text:span><text:span text:style-name="T9">b: 0x E000</text:span></text:p>
            <text:p text:style-name="P3"><text:span text:style-name="T9"><text:s/></text:span><text:span text:style-name="T9">h: 0x E1FF</text:span></text:p>
          </draw:text-box>
        </draw:frame>
        <draw:frame draw:style-name="gr9" draw:text-style-name="P5" draw:layer="layout" svg:width="6.406cm" svg:height="2.062cm" svg:x="21.094cm" svg:y="29.188cm">
          <draw:text-box>
            <text:p text:style-name="P3"><text:span text:style-name="T10">Memory address space:</text:span></text:p>
            <text:p text:style-name="P10"><text:span text:style-name="T10">base addr.:</text:span><text:span text:style-name="T10"><text:tab/></text:span><text:span text:style-name="T4">b: 0x B100</text:span></text:p>
            <text:p text:style-name="P10"><text:span text:style-name="T10">high addr:</text:span><text:span text:style-name="T10"><text:tab/></text:span><text:span text:style-name="T4">h: 0x B1FF</text:span></text:p>
          </draw:text-box>
        </draw:frame>
        <draw:custom-shape draw:style-name="gr12" draw:text-style-name="P1" draw:layer="layout" svg:width="7.5cm" svg:height="3.5cm" svg:x="20.5cm" svg:y="28.5cm">
          <text:p text:style-name="P3"/>
          <draw:enhanced-geometry svg:viewBox="0 0 21600 21600" draw:mirror-vertical="false" draw:mirror-horizontal="false" draw:extrusion="false" draw:type="rectangle" draw:enhanced-path="M 0 0 L 21600 0 21600 21600 0 21600 0 0 Z N"/>
        </draw:custom-shape>
        <draw:custom-shape draw:style-name="gr1" draw:text-style-name="P1" draw:layer="layout" svg:width="1.25cm" svg:height="0.5cm" svg:x="13.711cm" svg:y="33.16cm">
          <text:p text:style-name="P3"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612cm" svg:height="0.91cm" svg:x="14.888cm" svg:y="33cm">
          <draw:text-box>
            <text:p text:style-name="P3"><text:span text:style-name="T2">Served downstream area of a Switch up to next Switch</text:span></text:p>
          </draw:text-box>
        </draw:frame>
        <draw:frame draw:style-name="gr9" draw:text-style-name="P4" draw:layer="layout" svg:width="13.488cm" svg:height="0.91cm" svg:x="14.888cm" svg:y="33.9cm">
          <draw:text-box>
            <text:p text:style-name="P3"><text:span text:style-name="T2">All devices in this PCIe topology have the device number 0</text:span></text:p>
          </draw:text-box>
        </draw:frame>
        <draw:frame draw:style-name="gr9" draw:text-style-name="P11" draw:layer="layout" svg:width="3.447cm" svg:height="0.91cm" svg:x="12.2cm" svg:y="5.138cm">
          <draw:text-box>
            <text:p text:style-name="P3"><text:span text:style-name="T2">int. bus no. 0</text:span></text:p>
          </draw:text-box>
        </draw:frame>
        <draw:frame draw:style-name="gr9" draw:text-style-name="P11" draw:layer="layout" svg:width="3.447cm" svg:height="0.91cm" svg:x="7.808cm" svg:y="11.751cm">
          <draw:text-box>
            <text:p text:style-name="P3"><text:span text:style-name="T2">int. bus no. 4</text:span></text:p>
          </draw:text-box>
        </draw:frame>
        <draw:frame draw:style-name="gr9" draw:text-style-name="P11" draw:layer="layout" svg:width="3.447cm" svg:height="0.91cm" svg:x="19.303cm" svg:y="11.751cm">
          <draw:text-box>
            <text:p text:style-name="P3"><text:span text:style-name="T2">int. bus no. 7</text:span></text:p>
          </draw:text-box>
        </draw:frame>
        <draw:frame draw:style-name="gr9" draw:text-style-name="P11" draw:layer="layout" svg:width="3.684cm" svg:height="0.91cm" svg:x="17.303cm" svg:y="18.501cm">
          <draw:text-box>
            <text:p text:style-name="P3"><text:span text:style-name="T2">int. bus no. 11</text:span></text:p>
          </draw:text-box>
        </draw:frame>
        <draw:frame draw:style-name="gr9" draw:text-style-name="P11" draw:layer="layout" svg:width="3.722cm" svg:height="0.91cm" svg:x="23.75cm" svg:y="18.501cm">
          <draw:text-box>
            <text:p text:style-name="P3"><text:span text:style-name="T2">int. bus no. 14</text:span></text:p>
          </draw:text-box>
        </draw:frame>
      </draw:page>
      <draw:page draw:name="Locked Path" draw:style-name="dp1" draw:master-page-name="Standard">
        <office:forms form:automatic-focus="false" form:apply-design-mode="false"/>
        <draw:custom-shape draw:style-name="gr1" draw:text-style-name="P1" draw:layer="layout" svg:width="16.5cm" svg:height="6.45cm" svg:x="12cm" svg:y="12.147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5cm" svg:height="8.903cm" svg:x="12.75cm" svg:y="18.847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cm" svg:height="3.5cm" svg:x="16.451cm" svg:y="16.621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cm" svg:height="6cm" svg:x="0.999cm" svg:y="5.847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cm" svg:height="3.43cm" svg:x="18.251cm" svg:y="9.821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7cm" svg:x="22.25cm" svg:y="18.847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.75cm" svg:height="9.403cm" svg:x="1cm" svg:y="12.097cm">
          <text:p text:style-name="P3"/>
          <draw:enhanced-geometry svg:viewBox="0 0 21600 21600" draw:type="rectangle" draw:enhanced-path="M 0 0 L 21600 0 21600 21600 0 21600 0 0 Z N"/>
        </draw:custom-shape>
        <draw:g draw:id="id14">
          <draw:custom-shape draw:style-name="gr2" draw:text-style-name="P2" draw:layer="layout" svg:width="3.75cm" svg:height="1.75cm" svg:x="2.5cm" svg:y="8.847cm">
            <text:p text:style-name="P2">PCIe Device</text:p>
            <text:p text:style-name="P2"><text:span text:style-name="T1">send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3.75cm" svg:y="8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7">
          <draw:custom-shape draw:style-name="gr2" draw:text-style-name="P2" draw:layer="layout" svg:width="5cm" svg:height="2.75cm" svg:x="18.5cm" svg:y="10.097cm">
            <text:p text:style-name="P2">Switch</text:p>
            <text:p text:style-name="P2"><text:span text:style-name="T3">router2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19.85cm" svg:y="12.59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20.35cm" svg:y="9.8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6">
          <draw:custom-shape draw:style-name="gr2" draw:text-style-name="P2" draw:layer="layout" svg:width="5cm" svg:height="2.75cm" svg:x="16.75cm" svg:y="16.847cm">
            <text:p text:style-name="P2">Switch</text:p>
            <text:p text:style-name="P2"><text:span text:style-name="T3">router3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18.1cm" svg:y="19.3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8.6cm" svg:y="16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8">
          <draw:custom-shape draw:style-name="gr2" draw:text-style-name="P2" draw:layer="layout" svg:width="5cm" svg:height="2.75cm" svg:x="23cm" svg:y="16.847cm">
            <text:p text:style-name="P2">Switch</text:p>
            <text:p text:style-name="P2"><text:span text:style-name="T3">router4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24.35cm" svg:y="19.3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24.85cm" svg:y="16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3">
          <draw:custom-shape draw:style-name="gr2" draw:text-style-name="P2" draw:layer="layout" svg:width="5cm" svg:height="2.75cm" svg:x="7cm" svg:y="10.097cm">
            <text:p text:style-name="P2">Switch</text:p>
            <text:p text:style-name="P2"><text:span text:style-name="T3">router1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8.35cm" svg:y="12.59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8.85cm" svg:y="9.8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5">
          <draw:custom-shape draw:style-name="gr2" draw:text-style-name="P2" draw:layer="layout" svg:width="3.75cm" svg:height="1.75cm" svg:x="12.25cm" svg:y="15.597cm">
            <text:p text:style-name="P2">PCIe Device</text:p>
            <text:p text:style-name="P2"><text:span text:style-name="T1">recv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3.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2">
          <draw:custom-shape draw:style-name="gr2" draw:text-style-name="P2" draw:layer="layout" svg:width="3.75cm" svg:height="1.75cm" svg:x="7.6cm" svg:y="15.597cm">
            <text:p text:style-name="P2">PCIe Device</text:p>
            <text:p text:style-name="P2"><text:span text:style-name="T1">recv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8.8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9">
          <draw:custom-shape draw:style-name="gr2" draw:text-style-name="P2" draw:layer="layout" svg:width="3.75cm" svg:height="1.75cm" svg:x="2.6cm" svg:y="15.597cm">
            <text:p text:style-name="P2">PCIe Device</text:p>
            <text:p text:style-name="P2"><text:span text:style-name="T1">send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3.8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2">
          <draw:custom-shape draw:style-name="gr2" draw:text-style-name="P2" draw:layer="layout" svg:width="3.75cm" svg:height="1.75cm" svg:x="23.632cm" svg:y="22.847cm">
            <text:p text:style-name="P2">PCIe Device</text:p>
            <text:p text:style-name="P2"><text:span text:style-name="T1">send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24.882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1">
          <draw:custom-shape draw:style-name="gr2" draw:text-style-name="P2" draw:layer="layout" svg:width="3.75cm" svg:height="1.75cm" svg:x="17.718cm" svg:y="22.847cm">
            <text:p text:style-name="P2">PCIe Device</text:p>
            <text:p text:style-name="P2"><text:span text:style-name="T1">recv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8.968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0">
          <draw:custom-shape draw:style-name="gr2" draw:text-style-name="P2" draw:layer="layout" svg:width="3.75cm" svg:height="1.75cm" svg:x="13.25cm" svg:y="22.847cm">
            <text:p text:style-name="P2">PCIe Device</text:p>
            <text:p text:style-name="P2"><text:span text:style-name="T1">recv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4.5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9.475cm" svg:y1="15.347cm" svg:x2="9.5cm" svg:y2="13.097cm" draw:start-shape="id12" draw:start-glue-point="0" draw:end-shape="id13" draw:end-glue-point="2">
          <text:p text:style-name="P3"/>
        </draw:connector>
        <draw:connector draw:style-name="gr7" draw:text-style-name="P1" draw:layer="layout" svg:x1="4.375cm" svg:y1="8.597cm" svg:x2="13.1cm" svg:y2="6.59cm" draw:start-shape="id14" draw:start-glue-point="0">
          <text:p text:style-name="P3"/>
        </draw:connector>
        <draw:connector draw:style-name="gr8" draw:text-style-name="P1" draw:layer="layout" svg:x1="14.125cm" svg:y1="15.347cm" svg:x2="20.166cm" svg:y2="13.14cm" draw:start-shape="id15" draw:start-glue-point="0">
          <text:p text:style-name="P3"/>
        </draw:connector>
        <draw:connector draw:style-name="gr8" draw:text-style-name="P1" draw:layer="layout" svg:x1="19.25cm" svg:y1="16.597cm" svg:x2="21cm" svg:y2="13.097cm" draw:start-shape="id16" draw:start-glue-point="0" draw:end-shape="id17" draw:end-glue-point="2">
          <text:p text:style-name="P3"/>
        </draw:connector>
        <draw:connector draw:style-name="gr8" draw:text-style-name="P1" draw:layer="layout" svg:x1="25.5cm" svg:y1="16.597cm" svg:x2="21.618cm" svg:y2="13.14cm" draw:start-shape="id18" draw:start-glue-point="0">
          <text:p text:style-name="P3"/>
        </draw:connector>
        <draw:connector draw:style-name="gr8" draw:text-style-name="P1" draw:layer="layout" svg:x1="4.475cm" svg:y1="15.347cm" svg:x2="8.68cm" svg:y2="13.108cm" draw:start-shape="id19" draw:start-glue-point="0">
          <text:p text:style-name="P3"/>
        </draw:connector>
        <draw:connector draw:style-name="gr8" draw:text-style-name="P1" draw:layer="layout" svg:x1="9.5cm" svg:y1="9.847cm" svg:x2="13.939cm" svg:y2="6.59cm" draw:start-shape="id13" draw:start-glue-point="0">
          <text:p text:style-name="P3"/>
        </draw:connector>
        <draw:connector draw:style-name="gr8" draw:text-style-name="P1" draw:layer="layout" svg:x1="21cm" svg:y1="9.847cm" svg:x2="14.617cm" svg:y2="6.59cm" draw:start-shape="id17" draw:start-glue-point="0">
          <text:p text:style-name="P3"/>
        </draw:connector>
        <draw:connector draw:style-name="gr8" draw:text-style-name="P1" draw:layer="layout" svg:x1="15.125cm" svg:y1="22.597cm" svg:x2="18.488cm" svg:y2="19.884cm" draw:start-shape="id20" draw:start-glue-point="0">
          <text:p text:style-name="P3"/>
        </draw:connector>
        <draw:connector draw:style-name="gr8" draw:text-style-name="P1" draw:layer="layout" svg:x1="19.593cm" svg:y1="22.597cm" svg:x2="19.618cm" svg:y2="19.916cm" draw:start-shape="id21" draw:start-glue-point="0">
          <text:p text:style-name="P3"/>
        </draw:connector>
        <draw:connector draw:style-name="gr8" draw:text-style-name="P1" draw:layer="layout" svg:x1="25.507cm" svg:y1="22.597cm" svg:x2="25.5cm" svg:y2="19.847cm" draw:start-shape="id22" draw:start-glue-point="0" draw:end-shape="id18" draw:end-glue-point="2">
          <text:p text:style-name="P3"/>
        </draw:connector>
        <draw:frame draw:style-name="gr9" draw:text-style-name="P12" draw:layer="layout" svg:width="3.565cm" svg:height="1.351cm" svg:x="2.4cm" svg:y="17.347cm">
          <draw:text-box>
            <text:p text:style-name="P3"><text:span text:style-name="T4">b: 0x A200</text:span></text:p>
            <text:p text:style-name="P3"><text:span text:style-name="T4">h: 0x A2FF</text:span></text:p>
          </draw:text-box>
        </draw:frame>
        <draw:frame draw:style-name="gr9" draw:text-style-name="P12" draw:layer="layout" svg:width="3.565cm" svg:height="1.351cm" svg:x="7.4cm" svg:y="17.348cm">
          <draw:text-box>
            <text:p text:style-name="P3"><text:span text:style-name="T4">b: 0x B100</text:span></text:p>
            <text:p text:style-name="P3"><text:span text:style-name="T4">h: 0x B1FF</text:span></text:p>
          </draw:text-box>
        </draw:frame>
        <draw:frame draw:style-name="gr9" draw:text-style-name="P12" draw:layer="layout" svg:width="3.565cm" svg:height="1.351cm" svg:x="2.35cm" svg:y="10.597cm">
          <draw:text-box>
            <text:p text:style-name="P3"><text:span text:style-name="T4">b: 0x A100</text:span></text:p>
            <text:p text:style-name="P3"><text:span text:style-name="T4">h: 0x A1FF</text:span></text:p>
          </draw:text-box>
        </draw:frame>
        <draw:frame draw:style-name="gr9" draw:text-style-name="P12" draw:layer="layout" svg:width="3.565cm" svg:height="1.351cm" svg:x="12.042cm" svg:y="17.396cm">
          <draw:text-box>
            <text:p text:style-name="P3"><text:span text:style-name="T4">b: 0x B200</text:span></text:p>
            <text:p text:style-name="P3"><text:span text:style-name="T4">h: 0x B2FF</text:span></text:p>
          </draw:text-box>
        </draw:frame>
        <draw:frame draw:style-name="gr9" draw:text-style-name="P12" draw:layer="layout" svg:width="3.565cm" svg:height="1.351cm" svg:x="13.1cm" svg:y="24.647cm">
          <draw:text-box>
            <text:p text:style-name="P3"><text:span text:style-name="T4">b: 0x B300</text:span></text:p>
            <text:p text:style-name="P3"><text:span text:style-name="T4">h: 0x B3FF</text:span></text:p>
          </draw:text-box>
        </draw:frame>
        <draw:frame draw:style-name="gr9" draw:text-style-name="P12" draw:layer="layout" svg:width="3.565cm" svg:height="1.351cm" svg:x="17.6cm" svg:y="24.648cm">
          <draw:text-box>
            <text:p text:style-name="P3"><text:span text:style-name="T4">b: 0x B400</text:span></text:p>
            <text:p text:style-name="P3"><text:span text:style-name="T4">h: 0x B4FF</text:span></text:p>
          </draw:text-box>
        </draw:frame>
        <draw:frame draw:style-name="gr9" draw:text-style-name="P13" draw:layer="layout" svg:width="3.565cm" svg:height="1.351cm" svg:x="23.5cm" svg:y="24.649cm">
          <draw:text-box>
            <text:p text:style-name="P3"><text:span text:style-name="T5">b: 0x A300</text:span></text:p>
            <text:p text:style-name="P3"><text:span text:style-name="T5">h: 0x A3FF</text:span></text:p>
          </draw:text-box>
        </draw:frame>
        <draw:frame draw:style-name="gr10" draw:text-style-name="P14" draw:layer="layout" svg:width="2.642cm" svg:height="0.911cm" svg:x="9.426cm" svg:y="7.897cm">
          <draw:text-box>
            <text:p text:style-name="P3"><text:span text:style-name="T2">bus no. 2</text:span></text:p>
          </draw:text-box>
        </draw:frame>
        <draw:frame draw:style-name="gr10" draw:text-style-name="P14" draw:layer="layout" svg:width="2.642cm" svg:height="0.911cm" svg:x="7.54cm" svg:y="14.536cm">
          <draw:text-box>
            <text:p text:style-name="P3"><text:span text:style-name="T2">bus no. 6</text:span></text:p>
          </draw:text-box>
        </draw:frame>
        <draw:frame draw:style-name="gr9" draw:text-style-name="P11" draw:layer="layout" svg:width="2.642cm" svg:height="0.91cm" svg:x="4.3cm" svg:y="13.897cm">
          <draw:text-box>
            <text:p text:style-name="P3"><text:span text:style-name="T2">bus no. 5</text:span></text:p>
          </draw:text-box>
        </draw:frame>
        <draw:frame draw:style-name="gr9" draw:text-style-name="P11" draw:layer="layout" svg:width="2.918cm" svg:height="0.91cm" svg:x="14.6cm" svg:y="20.147cm">
          <draw:text-box>
            <text:p text:style-name="P3"><text:span text:style-name="T2">bus no. 12</text:span></text:p>
          </draw:text-box>
        </draw:frame>
        <draw:frame draw:style-name="gr9" draw:text-style-name="P15" draw:layer="layout" svg:width="2.918cm" svg:height="0.91cm" svg:x="23.558cm" svg:y="21.187cm">
          <draw:text-box>
            <text:p text:style-name="P3"><text:span text:style-name="T6">bus no. 15</text:span></text:p>
          </draw:text-box>
        </draw:frame>
        <draw:frame draw:style-name="gr9" draw:text-style-name="P11" draw:layer="layout" svg:width="2.642cm" svg:height="0.91cm" svg:x="14cm" svg:y="13.937cm">
          <draw:text-box>
            <text:p text:style-name="P3"><text:span text:style-name="T2">bus no. 8</text:span></text:p>
          </draw:text-box>
        </draw:frame>
        <draw:frame draw:style-name="gr10" draw:text-style-name="P14" draw:layer="layout" svg:width="2.974cm" svg:height="0.911cm" svg:x="22.626cm" svg:y="14.486cm">
          <draw:text-box>
            <text:p text:style-name="P3"><text:span text:style-name="T2">bus no. 10</text:span></text:p>
          </draw:text-box>
        </draw:frame>
        <draw:frame draw:style-name="gr9" draw:text-style-name="P12" draw:layer="layout" svg:width="3.565cm" svg:height="1.351cm" svg:x="7.4cm" svg:y="18.449cm">
          <draw:text-box>
            <text:p text:style-name="P3"><text:span text:style-name="T4">b: 0x D100</text:span></text:p>
            <text:p text:style-name="P3"><text:span text:style-name="T4">h: 0x D1FF</text:span></text:p>
          </draw:text-box>
        </draw:frame>
        <draw:frame draw:style-name="gr10" draw:text-style-name="P14" draw:layer="layout" svg:width="2.924cm" svg:height="0.911cm" svg:x="17.576cm" svg:y="21.247cm">
          <draw:text-box>
            <text:p text:style-name="P3"><text:span text:style-name="T2">bus no. 13</text:span></text:p>
          </draw:text-box>
        </draw:frame>
        <draw:frame draw:style-name="gr10" draw:text-style-name="P14" draw:layer="layout" svg:width="2.642cm" svg:height="0.911cm" svg:x="19.308cm" svg:y="14.947cm">
          <draw:text-box>
            <text:p text:style-name="P3"><text:span text:style-name="T2">bus no. 9</text:span></text:p>
          </draw:text-box>
        </draw:frame>
        <draw:frame draw:style-name="gr9" draw:text-style-name="P16" draw:layer="layout" svg:width="3.968cm" svg:height="1.91cm" svg:x="7.401cm" svg:y="19.55cm">
          <draw:text-box>
            <text:p text:style-name="P3"><text:span text:style-name="T8">IO addr. space:</text:span></text:p>
            <text:p text:style-name="P3"><text:span text:style-name="T9"><text:s/></text:span><text:span text:style-name="T9">b: 0x B050</text:span></text:p>
            <text:p text:style-name="P3"><text:span text:style-name="T9"><text:s/></text:span><text:span text:style-name="T9">h: 0x B250</text:span></text:p>
          </draw:text-box>
        </draw:frame>
        <draw:frame draw:style-name="gr9" draw:text-style-name="P16" draw:layer="layout" svg:width="3.968cm" svg:height="1.91cm" svg:x="13.082cm" svg:y="25.8cm">
          <draw:text-box>
            <text:p text:style-name="P3"><text:span text:style-name="T8">IO addr. space:</text:span></text:p>
            <text:p text:style-name="P3"><text:span text:style-name="T9"><text:s/></text:span><text:span text:style-name="T9">b: 0x B300</text:span></text:p>
            <text:p text:style-name="P3"><text:span text:style-name="T9"><text:s/></text:span><text:span text:style-name="T9">h: 0x B3FF</text:span></text:p>
          </draw:text-box>
        </draw:frame>
        <draw:frame draw:style-name="gr9" draw:text-style-name="P16" draw:layer="layout" svg:width="3.968cm" svg:height="1.91cm" svg:x="17.582cm" svg:y="25.8cm">
          <draw:text-box>
            <text:p text:style-name="P3"><text:span text:style-name="T8">IO addr. space:</text:span></text:p>
            <text:p text:style-name="P3"><text:span text:style-name="T9"><text:s/></text:span><text:span text:style-name="T9">b: 0x E000</text:span></text:p>
            <text:p text:style-name="P3"><text:span text:style-name="T9"><text:s/></text:span><text:span text:style-name="T9">h: 0x E1FF</text:span></text:p>
          </draw:text-box>
        </draw:frame>
        <draw:custom-shape draw:style-name="gr13" draw:text-style-name="P1" draw:layer="layout" svg:width="0.6cm" svg:height="2.5cm" svg:x="14.401cm" svg:y="5.821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2.25cm" svg:x="20.751cm" svg:y="7.571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75cm" svg:height="0.75cm" svg:x="15.001cm" svg:y="7.571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1.82cm" svg:x="20.751cm" svg:y="13.251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2.5cm" svg:x="19.351cm" svg:y="20.071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2.05cm" svg:x="19.001cm" svg:y="14.521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5cm" svg:height="0.5cm" svg:x="19.501cm" svg:y="14.571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1cm" svg:x="22.998cm" svg:y="2.75cm"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3.952cm" svg:height="0.966cm" svg:x="24.048cm" svg:y="2.784cm">
          <draw:text-box>
            <text:p text:style-name="P3"><text:span text:style-name="T11">Locked path</text:span></text:p>
          </draw:text-box>
        </draw:frame>
        <draw:custom-shape draw:style-name="gr11" draw:text-style-name="P8" draw:layer="layout" svg:width="27.7cm" svg:height="1.5cm" svg:x="1cm" svg:y="0.5cm">
          <text:p text:style-name="P2"><text:span text:style-name="T7">Locked Path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5cm" svg:height="3.5cm" svg:x="21cm" svg:y="2.25cm">
          <text:p text:style-name="P3"/>
          <draw:enhanced-geometry svg:viewBox="0 0 21600 21600" draw:extrusion="false" draw:type="rectangle" draw:enhanced-path="M 0 0 L 21600 0 21600 21600 0 21600 0 0 Z N"/>
        </draw:custom-shape>
        <draw:g>
          <draw:custom-shape draw:style-name="gr2" draw:text-style-name="P2" draw:layer="layout" svg:width="6.5cm" svg:height="3.25cm" svg:x="10.684cm" svg:y="3.047cm">
            <text:p text:style-name="P2">Root Complex</text:p>
            <text:p text:style-name="P2"><text:span text:style-name="T1">rootComplex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25cm" svg:height="0.5cm" svg:x="12.784cm" svg:y="6.0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25cm" svg:height="0.5cm" svg:x="13.234cm" svg:y="2.7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4" draw:layer="layout" svg:width="9.566cm" svg:height="0.81cm" svg:x="9.434cm" svg:y="2.097cm">
            <draw:text-box>
              <text:p text:style-name="P3"><text:span text:style-name="T2">Proprietary connection to CPU / Software</text:span></text:p>
            </draw:text-box>
          </draw:frame>
        </draw:g>
        <draw:frame draw:style-name="gr10" draw:text-style-name="P14" draw:layer="layout" svg:width="2.642cm" svg:height="0.911cm" svg:x="18.45cm" svg:y="7.886cm">
          <draw:text-box>
            <text:p text:style-name="P3"><text:span text:style-name="T2">bus no. 3</text:span></text:p>
          </draw:text-box>
        </draw:frame>
        <draw:frame draw:style-name="gr9" draw:text-style-name="P11" draw:layer="layout" svg:width="2.642cm" svg:height="0.91cm" svg:x="4.3cm" svg:y="7.237cm">
          <draw:text-box>
            <text:p text:style-name="P3"><text:span text:style-name="T2">bus no. 1</text:span></text:p>
          </draw:text-box>
        </draw:frame>
        <draw:frame draw:style-name="gr9" draw:text-style-name="P11" draw:layer="layout" svg:width="3.447cm" svg:height="0.91cm" svg:x="12.2cm" svg:y="5.137cm">
          <draw:text-box>
            <text:p text:style-name="P3"><text:span text:style-name="T2">int. bus no. 0</text:span></text:p>
          </draw:text-box>
        </draw:frame>
        <draw:frame draw:style-name="gr9" draw:text-style-name="P11" draw:layer="layout" svg:width="3.447cm" svg:height="0.91cm" svg:x="7.808cm" svg:y="11.75cm">
          <draw:text-box>
            <text:p text:style-name="P3"><text:span text:style-name="T2">int. bus no. 4</text:span></text:p>
          </draw:text-box>
        </draw:frame>
        <draw:frame draw:style-name="gr9" draw:text-style-name="P11" draw:layer="layout" svg:width="3.447cm" svg:height="0.91cm" svg:x="19.303cm" svg:y="11.75cm">
          <draw:text-box>
            <text:p text:style-name="P3"><text:span text:style-name="T2">int. bus no. 7</text:span></text:p>
          </draw:text-box>
        </draw:frame>
        <draw:frame draw:style-name="gr9" draw:text-style-name="P11" draw:layer="layout" svg:width="3.684cm" svg:height="0.91cm" svg:x="17.303cm" svg:y="18.5cm">
          <draw:text-box>
            <text:p text:style-name="P3"><text:span text:style-name="T2">int. bus no. 11</text:span></text:p>
          </draw:text-box>
        </draw:frame>
        <draw:frame draw:style-name="gr9" draw:text-style-name="P11" draw:layer="layout" svg:width="3.722cm" svg:height="0.91cm" svg:x="23.75cm" svg:y="18.5cm">
          <draw:text-box>
            <text:p text:style-name="P3"><text:span text:style-name="T2">int. bus no. 14</text:span></text:p>
          </draw:text-box>
        </draw:frame>
      </draw:page>
      <draw:page draw:name="Example Topology (User's Manual)" draw:style-name="dp1" draw:master-page-name="Standard">
        <office:forms form:automatic-focus="false" form:apply-design-mode="false"/>
        <draw:custom-shape draw:style-name="gr1" draw:text-style-name="P1" draw:layer="layout" svg:width="6.45cm" svg:height="6.903cm" svg:x="22.25cm" svg:y="18.847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25cm" svg:height="6.903cm" svg:x="12.75cm" svg:y="18.847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7cm" svg:height="6.45cm" svg:x="12cm" svg:y="12.147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5cm" svg:height="9.403cm" svg:x="1cm" svg:y="12.097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cm" svg:height="6cm" svg:x="0.999cm" svg:y="5.847cm">
          <text:p text:style-name="P3"/>
          <draw:enhanced-geometry svg:viewBox="0 0 21600 21600" draw:type="rectangle" draw:enhanced-path="M 0 0 L 21600 0 21600 21600 0 21600 0 0 Z N"/>
        </draw:custom-shape>
        <draw:g draw:id="id25">
          <draw:custom-shape draw:style-name="gr2" draw:text-style-name="P2" draw:layer="layout" svg:width="3.75cm" svg:height="1.75cm" svg:x="2.5cm" svg:y="8.847cm">
            <text:p text:style-name="P2">PCIe Device</text:p>
            <text:p text:style-name="P2"><text:span text:style-name="T1">send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3.75cm" svg:y="8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6.5cm" svg:height="3.25cm" svg:x="10.684cm" svg:y="3.047cm">
            <text:p text:style-name="P2">Root Complex</text:p>
            <text:p text:style-name="P2"><text:span text:style-name="T1">rootComplex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25cm" svg:height="0.5cm" svg:x="12.784cm" svg:y="6.0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25cm" svg:height="0.5cm" svg:x="13.234cm" svg:y="2.7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4" draw:layer="layout" svg:width="9.566cm" svg:height="0.81cm" svg:x="9.434cm" svg:y="2.097cm">
            <draw:text-box>
              <text:p text:style-name="P3"><text:span text:style-name="T2">Proprietary connection to CPU / Software</text:span></text:p>
            </draw:text-box>
          </draw:frame>
        </draw:g>
        <draw:g draw:id="id28">
          <draw:custom-shape draw:style-name="gr2" draw:text-style-name="P2" draw:layer="layout" svg:width="5cm" svg:height="2.75cm" svg:x="18.5cm" svg:y="10.097cm">
            <text:p text:style-name="P2">Switch</text:p>
            <text:p text:style-name="P2"><text:span text:style-name="T3">router2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19.85cm" svg:y="12.59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20.35cm" svg:y="9.8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7">
          <draw:custom-shape draw:style-name="gr2" draw:text-style-name="P2" draw:layer="layout" svg:width="5cm" svg:height="2.75cm" svg:x="16.75cm" svg:y="16.847cm">
            <text:p text:style-name="P2">Switch</text:p>
            <text:p text:style-name="P2"><text:span text:style-name="T3">router3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18.1cm" svg:y="19.3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8.6cm" svg:y="16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9">
          <draw:custom-shape draw:style-name="gr2" draw:text-style-name="P2" draw:layer="layout" svg:width="5cm" svg:height="2.75cm" svg:x="23cm" svg:y="16.847cm">
            <text:p text:style-name="P2">Switch</text:p>
            <text:p text:style-name="P2"><text:span text:style-name="T3">router4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24.35cm" svg:y="19.3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24.85cm" svg:y="16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4">
          <draw:custom-shape draw:style-name="gr2" draw:text-style-name="P2" draw:layer="layout" svg:width="5cm" svg:height="2.75cm" svg:x="7cm" svg:y="10.097cm">
            <text:p text:style-name="P2">Switch</text:p>
            <text:p text:style-name="P2"><text:span text:style-name="T3">router1</text:span></text:p>
            <text:p text:style-name="P2"><text:span text:style-name="T3"/></text:p>
            <draw:enhanced-geometry svg:viewBox="0 0 21600 21600" draw:glue-points="10800 0 0 10800 10800 21600 21600 10800" draw:path-stretchpoint-x="10800" draw:path-stretchpoint-y="10800" draw:text-areas="?f5 ?f6 ?f7 ?f8" draw:type="octagon" draw:modifiers="7058.6695747001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25cm" svg:height="0.5cm" svg:x="8.35cm" svg:y="12.59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8.85cm" svg:y="9.8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6">
          <draw:custom-shape draw:style-name="gr2" draw:text-style-name="P2" draw:layer="layout" svg:width="3.75cm" svg:height="1.75cm" svg:x="12.25cm" svg:y="15.597cm">
            <text:p text:style-name="P2">PCIe Device</text:p>
            <text:p text:style-name="P2"><text:span text:style-name="T1">recv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3.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3">
          <draw:custom-shape draw:style-name="gr2" draw:text-style-name="P2" draw:layer="layout" svg:width="3.75cm" svg:height="1.75cm" svg:x="7.6cm" svg:y="15.597cm">
            <text:p text:style-name="P2">PCIe Device</text:p>
            <text:p text:style-name="P2"><text:span text:style-name="T1">recv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8.8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30">
          <draw:custom-shape draw:style-name="gr2" draw:text-style-name="P2" draw:layer="layout" svg:width="3.75cm" svg:height="1.75cm" svg:x="2.6cm" svg:y="15.597cm">
            <text:p text:style-name="P2">PCIe Device</text:p>
            <text:p text:style-name="P2"><text:span text:style-name="T1">send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3.85cm" svg:y="15.34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33">
          <draw:custom-shape draw:style-name="gr2" draw:text-style-name="P2" draw:layer="layout" svg:width="3.75cm" svg:height="1.75cm" svg:x="23.632cm" svg:y="22.847cm">
            <text:p text:style-name="P2">PCIe Device</text:p>
            <text:p text:style-name="P2"><text:span text:style-name="T1">send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24.882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32">
          <draw:custom-shape draw:style-name="gr2" draw:text-style-name="P2" draw:layer="layout" svg:width="3.75cm" svg:height="1.75cm" svg:x="17.718cm" svg:y="22.847cm">
            <text:p text:style-name="P2">PCIe Device</text:p>
            <text:p text:style-name="P2"><text:span text:style-name="T1">recv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8.968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31">
          <draw:custom-shape draw:style-name="gr2" draw:text-style-name="P2" draw:layer="layout" svg:width="3.75cm" svg:height="1.75cm" svg:x="13.25cm" svg:y="22.847cm">
            <text:p text:style-name="P2">PCIe Device</text:p>
            <text:p text:style-name="P2"><text:span text:style-name="T1">recv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5cm" svg:height="0.5cm" svg:x="14.5cm" svg:y="22.59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9.475cm" svg:y1="15.347cm" svg:x2="9.5cm" svg:y2="13.097cm" draw:start-shape="id23" draw:start-glue-point="0" draw:end-shape="id24" draw:end-glue-point="2">
          <text:p text:style-name="P3"/>
        </draw:connector>
        <draw:connector draw:style-name="gr7" draw:text-style-name="P1" draw:layer="layout" svg:x1="4.375cm" svg:y1="8.597cm" svg:x2="13.1cm" svg:y2="6.59cm" draw:start-shape="id25" draw:start-glue-point="0">
          <text:p text:style-name="P3"/>
        </draw:connector>
        <draw:connector draw:style-name="gr8" draw:text-style-name="P1" draw:layer="layout" svg:x1="14.125cm" svg:y1="15.347cm" svg:x2="20.166cm" svg:y2="13.14cm" draw:start-shape="id26" draw:start-glue-point="0">
          <text:p text:style-name="P3"/>
        </draw:connector>
        <draw:connector draw:style-name="gr8" draw:text-style-name="P1" draw:layer="layout" svg:x1="19.25cm" svg:y1="16.597cm" svg:x2="21cm" svg:y2="13.097cm" draw:start-shape="id27" draw:start-glue-point="0" draw:end-shape="id28" draw:end-glue-point="2">
          <text:p text:style-name="P3"/>
        </draw:connector>
        <draw:connector draw:style-name="gr8" draw:text-style-name="P1" draw:layer="layout" svg:x1="25.5cm" svg:y1="16.597cm" svg:x2="21.618cm" svg:y2="13.14cm" draw:start-shape="id29" draw:start-glue-point="0">
          <text:p text:style-name="P3"/>
        </draw:connector>
        <draw:connector draw:style-name="gr8" draw:text-style-name="P1" draw:layer="layout" svg:x1="4.475cm" svg:y1="15.347cm" svg:x2="8.68cm" svg:y2="13.108cm" draw:start-shape="id30" draw:start-glue-point="0">
          <text:p text:style-name="P3"/>
        </draw:connector>
        <draw:connector draw:style-name="gr8" draw:text-style-name="P1" draw:layer="layout" svg:x1="9.5cm" svg:y1="9.847cm" svg:x2="13.939cm" svg:y2="6.59cm" draw:start-shape="id24" draw:start-glue-point="0">
          <text:p text:style-name="P3"/>
        </draw:connector>
        <draw:connector draw:style-name="gr8" draw:text-style-name="P1" draw:layer="layout" svg:x1="21cm" svg:y1="9.847cm" svg:x2="14.617cm" svg:y2="6.59cm" draw:start-shape="id28" draw:start-glue-point="0">
          <text:p text:style-name="P3"/>
        </draw:connector>
        <draw:connector draw:style-name="gr8" draw:text-style-name="P1" draw:layer="layout" svg:x1="15.125cm" svg:y1="22.597cm" svg:x2="18.488cm" svg:y2="19.884cm" draw:start-shape="id31" draw:start-glue-point="0">
          <text:p text:style-name="P3"/>
        </draw:connector>
        <draw:connector draw:style-name="gr8" draw:text-style-name="P1" draw:layer="layout" svg:x1="19.593cm" svg:y1="22.597cm" svg:x2="19.618cm" svg:y2="19.916cm" draw:start-shape="id32" draw:start-glue-point="0">
          <text:p text:style-name="P3"/>
        </draw:connector>
        <draw:connector draw:style-name="gr8" draw:text-style-name="P1" draw:layer="layout" svg:x1="25.507cm" svg:y1="22.597cm" svg:x2="25.5cm" svg:y2="19.847cm" draw:start-shape="id33" draw:start-glue-point="0" draw:end-shape="id29" draw:end-glue-point="2">
          <text:p text:style-name="P3"/>
        </draw:connector>
        <draw:custom-shape draw:style-name="gr11" draw:text-style-name="P18" draw:layer="layout" svg:width="27.7cm" svg:height="1.5cm" svg:x="1cm" svg:y="0.5cm">
          <text:p text:style-name="P17"><text:span text:style-name="T7">Example Topolog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7-09-19T13:49:56</meta:creation-date>
    <dc:date>2007-11-19T18:30:52</dc:date>
    <dc:language>de-DE</dc:language>
    <meta:editing-cycles>41</meta:editing-cycles>
    <meta:editing-duration>PT22H14M37S</meta:editing-duration>
    <meta:user-defined meta:name="Info 1"/>
    <meta:user-defined meta:name="Info 2"/>
    <meta:user-defined meta:name="Info 3"/>
    <meta:user-defined meta:name="Info 4"/>
    <meta:document-statistic meta:object-count="248"/>
  </office:meta>
</office:document-meta>
</file>